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Ubuntu Thin" svg:font-family="'Ubuntu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 Mono"/>
    </style:style>
    <style:style style:name="P3" style:family="paragraph" style:parent-style-name="Standard">
      <style:text-properties style:font-name="Ubuntu Thin" officeooo:rsid="000e855f"/>
    </style:style>
    <style:style style:name="P4" style:family="paragraph" style:parent-style-name="Standard">
      <style:text-properties style:font-name="Ubuntu Thin" fo:font-size="12pt" style:font-size-asian="12pt" style:font-size-complex="12pt"/>
    </style:style>
    <style:style style:name="P5" style:family="paragraph" style:parent-style-name="Standard">
      <style:text-properties style:font-name="Ubuntu Thin" fo:font-size="12pt" officeooo:paragraph-rsid="0015b394" style:font-size-asian="12pt" style:font-size-complex="12pt"/>
    </style:style>
    <style:style style:name="P6" style:family="paragraph" style:parent-style-name="Standard">
      <style:text-properties style:font-name="Ubuntu Mono"/>
    </style:style>
    <style:style style:name="P7" style:family="paragraph" style:parent-style-name="Standard">
      <style:text-properties officeooo:paragraph-rsid="0015b394"/>
    </style:style>
    <style:style style:name="P8" style:family="paragraph" style:parent-style-name="Standard">
      <style:text-properties fo:font-size="12pt" officeooo:paragraph-rsid="0015b394" style:font-size-asian="12pt" style:font-size-complex="12pt"/>
    </style:style>
    <style:style style:name="T1" style:family="text">
      <style:text-properties officeooo:rsid="000e855f"/>
    </style:style>
    <style:style style:name="T2" style:family="text">
      <style:text-properties officeooo:rsid="000f4b3d"/>
    </style:style>
    <style:style style:name="T3" style:family="text">
      <style:text-properties style:font-name="Ubuntu Thin"/>
    </style:style>
    <style:style style:name="T4" style:family="text">
      <style:text-properties style:font-name="Ubuntu Thin" fo:font-size="10pt" officeooo:rsid="000f4b3d" style:font-name-asian="Noto Sans Mono CJK SC" style:font-size-asian="10pt" style:font-name-complex="Liberation Mono" style:font-size-complex="10pt"/>
    </style:style>
    <style:style style:name="T5" style:family="text">
      <style:text-properties style:font-name="Ubuntu Thin" officeooo:rsid="000e855f"/>
    </style:style>
    <style:style style:name="T6" style:family="text">
      <style:text-properties style:font-name="Ubuntu Thin" officeooo:rsid="00123e66"/>
    </style:style>
    <style:style style:name="T7" style:family="text">
      <style:text-properties style:font-name="Ubuntu Thin" officeooo:rsid="000f4b3d"/>
    </style:style>
    <style:style style:name="T8" style:family="text">
      <style:text-properties style:font-name="Ubuntu Thin" officeooo:rsid="0013c635"/>
    </style:style>
    <style:style style:name="T9" style:family="text">
      <style:text-properties style:font-name="Ubuntu Thin" officeooo:rsid="0015b394"/>
    </style:style>
    <style:style style:name="T10" style:family="text">
      <style:text-properties style:font-name="Ubuntu Thin" officeooo:rsid="000f4b3d" style:font-name-asian="Noto Sans Mono CJK SC" style:font-name-complex="Liberation Mono"/>
    </style:style>
    <style:style style:name="T11" style:family="text">
      <style:text-properties style:font-name="Ubuntu Thin" fo:font-size="12pt" style:font-size-asian="12pt" style:font-size-complex="12pt"/>
    </style:style>
    <style:style style:name="T12" style:family="text">
      <style:text-properties style:font-name="Ubuntu Thin" fo:font-size="12pt" officeooo:rsid="000e855f" style:font-size-asian="12pt" style:font-size-complex="12pt"/>
    </style:style>
    <style:style style:name="T13" style:family="text">
      <style:text-properties style:font-name="Ubuntu Thin" fo:font-size="12pt" officeooo:rsid="00123e66" style:font-size-asian="12pt" style:font-size-complex="12pt"/>
    </style:style>
    <style:style style:name="T14" style:family="text">
      <style:text-properties style:font-name="Ubuntu Thin" fo:font-size="12pt" officeooo:rsid="000f4b3d" style:font-size-asian="12pt" style:font-size-complex="12pt"/>
    </style:style>
    <style:style style:name="T15" style:family="text">
      <style:text-properties style:font-name="Ubuntu Thin" fo:font-size="12pt" officeooo:rsid="0013c635" style:font-size-asian="12pt" style:font-size-complex="12pt"/>
    </style:style>
    <style:style style:name="T16" style:family="text">
      <style:text-properties style:font-name="Ubuntu Thin" fo:font-size="12pt" officeooo:rsid="0015b394" style:font-size-asian="12pt" style:font-size-complex="12pt"/>
    </style:style>
    <style:style style:name="T17" style:family="text">
      <style:text-properties style:font-name="Ubuntu Thin" fo:font-size="12pt" officeooo:rsid="000f4b3d" style:font-name-asian="Noto Sans Mono CJK SC" style:font-size-asian="12pt" style:font-name-complex="Liberation Mono" style:font-size-complex="12pt"/>
    </style:style>
    <style:style style:name="T18" style:family="text">
      <style:text-properties style:font-name="Ubuntu Thin" fo:font-size="12pt" officeooo:rsid="0015b394" style:font-name-asian="Noto Sans Mono CJK SC" style:font-size-asian="12pt" style:font-name-complex="Liberation Mono" style:font-size-complex="12pt"/>
    </style:style>
    <style:style style:name="T19" style:family="text">
      <style:text-properties style:font-name="Ubuntu Mono" fo:font-size="12pt" officeooo:rsid="000f4b3d" style:font-size-asian="12pt" style:font-size-complex="12pt"/>
    </style:style>
    <style:style style:name="T20" style:family="text">
      <style:text-properties style:font-name="Ubuntu Mono" fo:font-size="12pt" officeooo:rsid="000f4b3d" style:font-name-asian="Noto Sans Mono CJK SC" style:font-size-asian="12pt" style:font-name-complex="Liberation Mono" style:font-size-complex="12pt"/>
    </style:style>
    <style:style style:name="T21" style:family="text">
      <style:text-properties officeooo:rsid="0015b3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folder for the <text:s/>Virtual Machine</text:p>
      <text:p text:style-name="Preformatted_20_Text"/>
      <text:p text:style-name="P4"><text:span text:style-name="T2">s</text:span><text:span text:style-name="T1">udo </text:span>virt-install <text:span text:style-name="T2">\<text:line-break/></text:span>--name=<text:span text:style-name="T1">WordPress_Test_Env</text:span> \</text:p>
      <text:p text:style-name="P4">--vcpus=<text:span text:style-name="T1">2</text:span> \</text:p>
      <text:p text:style-name="P4">--memory=<text:span text:style-name="T1">2</text:span>04<text:span text:style-name="T1">8</text:span> \</text:p>
      <text:p text:style-name="P4">--cdrom=/home/mechkarov/Downloads/debian-11.2.0-amd64-DVD-1.iso \</text:p>
      <text:p text:style-name="Standard"><text:span text:style-name="T11">--</text:span><text:span text:style-name="T17">disk path=</text:span><text:span text:style-name="Source_20_Text"><text:span text:style-name="T12">/mnt/6ccc7df8-33f3-4bd4-b233-56ecfb26bde1/Virtual</text:span></text:span><text:span text:style-name="Source_20_Text"><text:span text:style-name="T13">\</text:span></text:span><text:span text:style-name="Source_20_Text"><text:span text:style-name="T12"> machines/</text:span></text:span><text:span text:style-name="Source_20_Text"><text:span text:style-name="T14">WordPress_Test_env</text:span></text:span><text:span text:style-name="Source_20_Text"><text:span text:style-name="T12">/</text:span></text:span><text:span text:style-name="Source_20_Text"><text:span text:style-name="T14">WordPress_Test_env.img,bus=virtio,size=15</text:span></text:span><text:span text:style-name="Source_20_Text"><text:span text:style-name="T12"> </text:span></text:span><text:span text:style-name="Source_20_Text"><text:span text:style-name="T14">\</text:span></text:span></text:p>
      <text:p text:style-name="Standard"><text:span text:style-name="Source_20_Text"><text:span text:style-name="T11">--network </text:span></text:span><text:span text:style-name="Source_20_Text"><text:span text:style-name="T15">network:</text:span></text:span><text:span text:style-name="Source_20_Text"><text:span text:style-name="T11">host-bridge </text:span></text:span><text:span text:style-name="Source_20_Text"><text:span text:style-name="T13">\</text:span></text:span><text:span text:style-name="Source_20_Text"><text:span text:style-name="T11"><text:line-break/>--os-type=Linux \<text:line-break/></text:span></text:span><text:span text:style-name="T11">--os-variant=debian</text:span><text:span text:style-name="T12">10</text:span></text:p>
      <text:p text:style-name="P3"/>
      <text:p text:style-name="P2">img vs qcow2</text:p>
      <text:p text:style-name="Standard"><text:span text:style-name="Source_20_Text"><text:span text:style-name="T19">virsh domblklist </text:span></text:span><text:span text:style-name="Source_20_Text"><text:span text:style-name="T20">VM1</text:span></text:span></text:p>
      <text:p text:style-name="P2">osinfo-query os</text:p>
      <text:p text:style-name="P2">host-bridge</text:p>
      <text:p text:style-name="P2"/>
      <text:p text:style-name="P8"><text:span text:style-name="T7">s</text:span><text:span text:style-name="T5">udo </text:span><text:span text:style-name="T3">virt-install </text:span><text:span text:style-name="T7">\<text:line-break/></text:span><text:span text:style-name="T3">--name=</text:span><text:span text:style-name="T5">WordPress_</text:span><text:span text:style-name="T9">Ubuntu</text:span><text:span text:style-name="T5">_Env</text:span><text:span text:style-name="T3"> \</text:span></text:p>
      <text:p text:style-name="P5">--vcpus=<text:span text:style-name="T1">2</text:span> \</text:p>
      <text:p text:style-name="P5">--memory=<text:span text:style-name="T1">2</text:span>04<text:span text:style-name="T1">8</text:span> \</text:p>
      <text:p text:style-name="P5">--cdrom=/home/mechkarov/Downloads/ubuntu-20.04.3-live-server-amd64.iso \</text:p>
      <text:p text:style-name="P7"><text:span text:style-name="T11">--</text:span><text:span text:style-name="T17">disk path=</text:span><text:span text:style-name="Source_20_Text"><text:span text:style-name="T12">/mnt/6ccc7df8-33f3-4bd4-b233-56ecfb26bde1/Virtual</text:span></text:span><text:span text:style-name="Source_20_Text"><text:span text:style-name="T13">\</text:span></text:span><text:span text:style-name="Source_20_Text"><text:span text:style-name="T12"> machines/</text:span></text:span><text:span text:style-name="Source_20_Text"><text:span text:style-name="T14">WordPress_</text:span></text:span><text:span text:style-name="Source_20_Text"><text:span text:style-name="T18">Ubuntu</text:span></text:span><text:span text:style-name="Source_20_Text"><text:span text:style-name="T14">_env</text:span></text:span><text:span text:style-name="Source_20_Text"><text:span text:style-name="T12">/</text:span></text:span><text:span text:style-name="Source_20_Text"><text:span text:style-name="T14">WordPress_</text:span></text:span><text:span text:style-name="Source_20_Text"><text:span text:style-name="T18">Ubuntu</text:span></text:span><text:span text:style-name="Source_20_Text"><text:span text:style-name="T14">_env.img,bus=virtio,size=15</text:span></text:span><text:span text:style-name="Source_20_Text"><text:span text:style-name="T12"> </text:span></text:span><text:span text:style-name="Source_20_Text"><text:span text:style-name="T14">\</text:span></text:span></text:p>
      <text:p text:style-name="P7"><text:span text:style-name="Source_20_Text"><text:span text:style-name="T11">--network </text:span></text:span><text:span text:style-name="Source_20_Text"><text:span text:style-name="T15">network:</text:span></text:span><text:span text:style-name="Source_20_Text"><text:span text:style-name="T11">host-bridge </text:span></text:span><text:span text:style-name="Source_20_Text"><text:span text:style-name="T13">\</text:span></text:span><text:span text:style-name="Source_20_Text"><text:span text:style-name="T11"><text:line-break/>--os-type=Linux \<text:line-break/></text:span></text:span><text:span text:style-name="T11">--os-variant=</text:span><text:span text:style-name="T16">ubuntu20.0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Ubuntu Thin" svg:font-family="'Ubuntu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08:00:17.196135639</meta:creation-date>
    <dc:date>2022-02-04T08:21:23.213715759</dc:date>
    <meta:editing-duration>PT54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73" meta:character-count="798" meta:non-whitespace-character-count="757"/>
  </office:meta>
</office:document-meta>
</file>